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/>
    <style:style style:name="ce9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22.17pt" svg:y="341.66pt">
            <draw:object draw:notify-on-update-of-ranges="Sheet1.A6:Sheet1.A6 Sheet1.B6:Sheet1.I6 Sheet1.A7:Sheet1.A7 Sheet1.B7:Sheet1.I7 Sheet1.A8:Sheet1.A8 Sheet1.B8:Sheet1.I8 Sheet1.A9:Sheet1.A9 Sheet1.B9:Sheet1.I9 Sheet1.A10:Sheet1.A10 Sheet1.B10:Sheet1.I10 Sheet1.A11:Sheet1.A11 Sheet1.B11:Sheet1.I11 Sheet1.A12:Sheet1.A12 Sheet1.B12:Sheet1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4.35pt" svg:y="617.98pt">
            <draw:object draw:notify-on-update-of-ranges="Sheet1.A14:Sheet1.A14 Sheet1.B14:Sheet1.I14 Sheet1.A15:Sheet1.A15 Sheet1.B15:Sheet1.I15 Sheet1.A16:Sheet1.A16 Sheet1.B16:Sheet1.I16 Sheet1.A17:Sheet1.A17 Sheet1.B17:Sheet1.I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/>
          <table:table-cell table:style-name="ce1"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float" office:value="100000" calcext:value-type="float">
            <text:p>100,000</text:p>
          </table:table-cell>
          <table:table-cell office:value-type="float" office:value="200000" calcext:value-type="float">
            <text:p>200,000</text:p>
          </table:table-cell>
          <table:table-cell office:value-type="float" office:value="300000" calcext:value-type="float">
            <text:p>300,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ieve</text:p>
          </table:table-cell>
          <table:table-cell table:style-name="ce4" office:value-type="float" office:value="6.085789" calcext:value-type="float">
            <text:p>6.085789</text:p>
          </table:table-cell>
          <table:table-cell table:style-name="ce4" office:value-type="float" office:value="21.727205" calcext:value-type="float">
            <text:p>21.727205</text:p>
          </table:table-cell>
          <table:table-cell table:style-name="ce4" office:value-type="float" office:value="40.597385" calcext:value-type="float">
            <text:p>40.597385</text:p>
          </table:table-cell>
          <table:table-cell table:style-name="ce1" office:value-type="string" calcext:value-type="string">
            <text:p>Time (sec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ieve1</text:p>
          </table:table-cell>
          <table:table-cell table:style-name="ce4" office:value-type="float" office:value="0.000254" calcext:value-type="float">
            <text:p>0.000254</text:p>
          </table:table-cell>
          <table:table-cell table:style-name="ce4" office:value-type="float" office:value="0.00056" calcext:value-type="float">
            <text:p>0.00056</text:p>
          </table:table-cell>
          <table:table-cell table:style-name="ce4" office:value-type="float" office:value="0.000983" calcext:value-type="float">
            <text:p>0.000983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1 n=500,000,000</text:p>
          </table:table-cell>
          <table:table-cell table:style-name="Default" office:value-type="float" office:value="5.542493" calcext:value-type="float">
            <text:p>5.542493</text:p>
          </table:table-cell>
          <table:table-cell table:style-name="Default" office:value-type="float" office:value="5.518551" calcext:value-type="float">
            <text:p>5.518551</text:p>
          </table:table-cell>
          <table:table-cell table:style-name="Default" office:value-type="float" office:value="5.620143" calcext:value-type="float">
            <text:p>5.620143</text:p>
          </table:table-cell>
          <table:table-cell table:style-name="Default" office:value-type="float" office:value="5.522133" calcext:value-type="float">
            <text:p>5.522133</text:p>
          </table:table-cell>
          <table:table-cell table:style-name="Default" office:value-type="float" office:value="5.502034" calcext:value-type="float">
            <text:p>5.502034</text:p>
          </table:table-cell>
          <table:table-cell table:style-name="Default" office:value-type="float" office:value="5.52373" calcext:value-type="float">
            <text:p>5.52373</text:p>
          </table:table-cell>
          <table:table-cell table:style-name="Default" office:value-type="float" office:value="5.550512" calcext:value-type="float">
            <text:p>5.550512</text:p>
          </table:table-cell>
          <table:table-cell table:style-name="Default" office:value-type="float" office:value="5.54639" calcext:value-type="float">
            <text:p>5.546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1 n=1,000,000,000</text:p>
          </table:table-cell>
          <table:table-cell table:style-name="Default" office:value-type="float" office:value="11.509909" calcext:value-type="float">
            <text:p>11.509909</text:p>
          </table:table-cell>
          <table:table-cell table:style-name="Default" office:value-type="float" office:value="11.295179" calcext:value-type="float">
            <text:p>11.295179</text:p>
          </table:table-cell>
          <table:table-cell table:style-name="Default" office:value-type="float" office:value="10.983189" calcext:value-type="float">
            <text:p>10.983189</text:p>
          </table:table-cell>
          <table:table-cell table:style-name="Default" office:value-type="float" office:value="11.006981" calcext:value-type="float">
            <text:p>11.006981</text:p>
          </table:table-cell>
          <table:table-cell table:style-name="Default" office:value-type="float" office:value="11.15602" calcext:value-type="float">
            <text:p>11.15602</text:p>
          </table:table-cell>
          <table:table-cell table:style-name="Default" office:value-type="float" office:value="10.903065" calcext:value-type="float">
            <text:p>10.903065</text:p>
          </table:table-cell>
          <table:table-cell table:style-name="Default" office:value-type="float" office:value="11.063382" calcext:value-type="float">
            <text:p>11.063382</text:p>
          </table:table-cell>
          <table:table-cell table:style-name="Default" office:value-type="float" office:value="11.092076" calcext:value-type="float">
            <text:p>11.09207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1 n=1,500,000,000</text:p>
          </table:table-cell>
          <table:table-cell table:style-name="Default" office:value-type="float" office:value="17.9796" calcext:value-type="float">
            <text:p>17.9796</text:p>
          </table:table-cell>
          <table:table-cell table:style-name="Default" office:value-type="float" office:value="17.767968" calcext:value-type="float">
            <text:p>17.767968</text:p>
          </table:table-cell>
          <table:table-cell table:style-name="Default" office:value-type="float" office:value="17.528587" calcext:value-type="float">
            <text:p>17.528587</text:p>
          </table:table-cell>
          <table:table-cell table:style-name="Default" office:value-type="float" office:value="17.747494" calcext:value-type="float">
            <text:p>17.747494</text:p>
          </table:table-cell>
          <table:table-cell table:style-name="Default" office:value-type="float" office:value="17.484514" calcext:value-type="float">
            <text:p>17.484514</text:p>
          </table:table-cell>
          <table:table-cell table:style-name="Default" office:value-type="float" office:value="17.935026" calcext:value-type="float">
            <text:p>17.935026</text:p>
          </table:table-cell>
          <table:table-cell table:style-name="Default" office:value-type="float" office:value="17.677787" calcext:value-type="float">
            <text:p>17.677787</text:p>
          </table:table-cell>
          <table:table-cell table:style-name="Default" office:value-type="float" office:value="17.535599" calcext:value-type="float">
            <text:p>17.53559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2 n=500,000,000</text:p>
          </table:table-cell>
          <table:table-cell table:style-name="Default" office:value-type="float" office:value="5.609172" calcext:value-type="float">
            <text:p>5.609172</text:p>
          </table:table-cell>
          <table:table-cell table:style-name="Default" office:value-type="float" office:value="2.970552" calcext:value-type="float">
            <text:p>2.970552</text:p>
          </table:table-cell>
          <table:table-cell table:style-name="Default" office:value-type="float" office:value="2.271812" calcext:value-type="float">
            <text:p>2.271812</text:p>
          </table:table-cell>
          <table:table-cell table:style-name="Default" office:value-type="float" office:value="2.04599" calcext:value-type="float">
            <text:p>2.04599</text:p>
          </table:table-cell>
          <table:table-cell table:style-name="Default" office:value-type="float" office:value="1.98892" calcext:value-type="float">
            <text:p>1.98892</text:p>
          </table:table-cell>
          <table:table-cell table:style-name="Default" office:value-type="float" office:value="1.972705" calcext:value-type="float">
            <text:p>1.972705</text:p>
          </table:table-cell>
          <table:table-cell table:style-name="Default" office:value-type="float" office:value="1.977509" calcext:value-type="float">
            <text:p>1.977509</text:p>
          </table:table-cell>
          <table:table-cell table:style-name="Default" office:value-type="float" office:value="2.250359" calcext:value-type="float">
            <text:p>2.25035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2 n=1,000,000,000</text:p>
          </table:table-cell>
          <table:table-cell table:style-name="Default" office:value-type="float" office:value="11.183803" calcext:value-type="float">
            <text:p>11.183803</text:p>
          </table:table-cell>
          <table:table-cell table:style-name="Default" office:value-type="float" office:value="6.138636" calcext:value-type="float">
            <text:p>6.138636</text:p>
          </table:table-cell>
          <table:table-cell table:style-name="Default" office:value-type="float" office:value="4.87304" calcext:value-type="float">
            <text:p>4.87304</text:p>
          </table:table-cell>
          <table:table-cell table:style-name="Default" office:value-type="float" office:value="4.295264" calcext:value-type="float">
            <text:p>4.295264</text:p>
          </table:table-cell>
          <table:table-cell table:style-name="Default" office:value-type="float" office:value="4.172016" calcext:value-type="float">
            <text:p>4.172016</text:p>
          </table:table-cell>
          <table:table-cell table:style-name="Default" office:value-type="float" office:value="4.054417" calcext:value-type="float">
            <text:p>4.054417</text:p>
          </table:table-cell>
          <table:table-cell table:style-name="Default" office:value-type="float" office:value="4.123019" calcext:value-type="float">
            <text:p>4.123019</text:p>
          </table:table-cell>
          <table:table-cell table:style-name="Default" office:value-type="float" office:value="4.761855" calcext:value-type="float">
            <text:p>4.7618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2 n=1,500,000,000</text:p>
          </table:table-cell>
          <table:table-cell table:style-name="Default" office:value-type="float" office:value="17.322189" calcext:value-type="float">
            <text:p>17.322189</text:p>
          </table:table-cell>
          <table:table-cell table:style-name="Default" office:value-type="float" office:value="9.715572" calcext:value-type="float">
            <text:p>9.715572</text:p>
          </table:table-cell>
          <table:table-cell table:style-name="Default" office:value-type="float" office:value="7.517227" calcext:value-type="float">
            <text:p>7.517227</text:p>
          </table:table-cell>
          <table:table-cell table:style-name="Default" office:value-type="float" office:value="6.649343" calcext:value-type="float">
            <text:p>6.649343</text:p>
          </table:table-cell>
          <table:table-cell table:style-name="Default" office:value-type="float" office:value="6.399776" calcext:value-type="float">
            <text:p>6.399776</text:p>
          </table:table-cell>
          <table:table-cell table:style-name="Default" office:value-type="float" office:value="6.277138" calcext:value-type="float">
            <text:p>6.277138</text:p>
          </table:table-cell>
          <table:table-cell table:style-name="Default" office:value-type="float" office:value="6.310018" calcext:value-type="float">
            <text:p>6.310018</text:p>
          </table:table-cell>
          <table:table-cell table:style-name="Default" office:value-type="float" office:value="7.467859" calcext:value-type="float">
            <text:p>7.46785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Block size</text:p>
          </table:table-cell>
          <table:table-cell table:style-name="ce2" office:value-type="float" office:value="1000" calcext:value-type="float">
            <text:p>1,000</text:p>
          </table:table-cell>
          <table:table-cell table:style-name="ce2" office:value-type="float" office:value="10000" calcext:value-type="float">
            <text:p>10,000</text:p>
          </table:table-cell>
          <table:table-cell table:style-name="ce2" office:value-type="float" office:value="50000" calcext:value-type="float">
            <text:p>50,000</text:p>
          </table:table-cell>
          <table:table-cell table:style-name="ce2" office:value-type="float" office:value="100000" calcext:value-type="float">
            <text:p>100,000</text:p>
          </table:table-cell>
          <table:table-cell table:style-name="ce2" office:value-type="float" office:value="500000" calcext:value-type="float">
            <text:p>500,000</text:p>
          </table:table-cell>
          <table:table-cell table:style-name="ce2" office:value-type="float" office:value="1000000" calcext:value-type="float">
            <text:p>1,000,000</text:p>
          </table:table-cell>
          <table:table-cell table:style-name="ce2" office:value-type="float" office:value="5000000" calcext:value-type="float">
            <text:p>5,000,000</text:p>
          </table:table-cell>
          <table:table-cell table:style-name="ce2" office:value-type="float" office:value="10000000" calcext:value-type="float">
            <text:p>10,000,0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3 n=500,000,000</text:p>
          </table:table-cell>
          <table:table-cell table:style-name="ce9" office:value-type="float" office:value="22.353321" calcext:value-type="float">
            <text:p>22.353321</text:p>
          </table:table-cell>
          <table:table-cell table:style-name="ce9" office:value-type="float" office:value="6.225159" calcext:value-type="float">
            <text:p>6.225159</text:p>
          </table:table-cell>
          <table:table-cell table:style-name="ce9" office:value-type="float" office:value="5.128943" calcext:value-type="float">
            <text:p>5.128943</text:p>
          </table:table-cell>
          <table:table-cell table:style-name="ce9" office:value-type="float" office:value="5.129933" calcext:value-type="float">
            <text:p>5.129933</text:p>
          </table:table-cell>
          <table:table-cell table:style-name="ce9" office:value-type="float" office:value="6.21352" calcext:value-type="float">
            <text:p>6.213520</text:p>
          </table:table-cell>
          <table:table-cell table:style-name="ce9" office:value-type="float" office:value="6.979748" calcext:value-type="float">
            <text:p>6.979748</text:p>
          </table:table-cell>
          <table:table-cell table:style-name="ce9" office:value-type="float" office:value="10.277975" calcext:value-type="float">
            <text:p>10.277975</text:p>
          </table:table-cell>
          <table:table-cell table:style-name="ce9" office:value-type="float" office:value="11.118551" calcext:value-type="float">
            <text:p>11.11855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3 n=1,000,000,000</text:p>
          </table:table-cell>
          <table:table-cell table:style-name="ce9" office:value-type="float" office:value="57.026684" calcext:value-type="float">
            <text:p>57.026684</text:p>
          </table:table-cell>
          <table:table-cell table:style-name="ce9" office:value-type="float" office:value="14.220149" calcext:value-type="float">
            <text:p>14.220149</text:p>
          </table:table-cell>
          <table:table-cell table:style-name="ce9" office:value-type="float" office:value="10.626224" calcext:value-type="float">
            <text:p>10.626224</text:p>
          </table:table-cell>
          <table:table-cell table:style-name="ce9" office:value-type="float" office:value="10.698154" calcext:value-type="float">
            <text:p>10.698154</text:p>
          </table:table-cell>
          <table:table-cell table:style-name="ce9" office:value-type="float" office:value="12.552958" calcext:value-type="float">
            <text:p>12.552958</text:p>
          </table:table-cell>
          <table:table-cell table:style-name="ce9" office:value-type="float" office:value="14.076374" calcext:value-type="float">
            <text:p>14.076374</text:p>
          </table:table-cell>
          <table:table-cell table:style-name="ce9" office:value-type="float" office:value="20.683681" calcext:value-type="float">
            <text:p>20.683681</text:p>
          </table:table-cell>
          <table:table-cell table:style-name="ce9" office:value-type="float" office:value="22.978705" calcext:value-type="float">
            <text:p>22.9787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3 n=1,500,000,000</text:p>
          </table:table-cell>
          <table:table-cell table:style-name="ce9" office:value-type="float" office:value="97.854969" calcext:value-type="float">
            <text:p>97.854969</text:p>
          </table:table-cell>
          <table:table-cell table:style-name="ce9" office:value-type="float" office:value="23.264675" calcext:value-type="float">
            <text:p>23.264675</text:p>
          </table:table-cell>
          <table:table-cell table:style-name="ce9" office:value-type="float" office:value="16.22582" calcext:value-type="float">
            <text:p>16.225820</text:p>
          </table:table-cell>
          <table:table-cell table:style-name="ce9" office:value-type="float" office:value="15.757506" calcext:value-type="float">
            <text:p>15.757506</text:p>
          </table:table-cell>
          <table:table-cell table:style-name="ce9" office:value-type="float" office:value="18.93963" calcext:value-type="float">
            <text:p>18.939630</text:p>
          </table:table-cell>
          <table:table-cell table:style-name="ce9" office:value-type="float" office:value="21.533606" calcext:value-type="float">
            <text:p>21.533606</text:p>
          </table:table-cell>
          <table:table-cell table:style-name="ce9" office:value-type="float" office:value="31.633176" calcext:value-type="float">
            <text:p>31.633176</text:p>
          </table:table-cell>
          <table:table-cell table:style-name="ce9" office:value-type="float" office:value="34.58006" calcext:value-type="float">
            <text:p>34.58006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3 n=500,000,000</text:p>
          </table:table-cell>
          <table:table-cell table:style-name="ce9" office:value-type="float" office:value="5.129933" calcext:value-type="float">
            <text:p>5.129933</text:p>
          </table:table-cell>
          <table:table-cell table:style-name="ce9" office:value-type="float" office:value="6.129933" calcext:value-type="float">
            <text:p>6.129933</text:p>
          </table:table-cell>
          <table:table-cell table:style-name="ce9" office:value-type="float" office:value="7.129933" calcext:value-type="float">
            <text:p>7.129933</text:p>
          </table:table-cell>
          <table:table-cell table:style-name="ce9" office:value-type="float" office:value="8.129933" calcext:value-type="float">
            <text:p>8.129933</text:p>
          </table:table-cell>
          <table:table-cell table:style-name="ce9" office:value-type="float" office:value="9.129933" calcext:value-type="float">
            <text:p>9.129933</text:p>
          </table:table-cell>
          <table:table-cell table:style-name="ce9" office:value-type="float" office:value="10.129933" calcext:value-type="float">
            <text:p>10.129933</text:p>
          </table:table-cell>
          <table:table-cell table:style-name="ce9" office:value-type="float" office:value="11.129933" calcext:value-type="float">
            <text:p>11.129933</text:p>
          </table:table-cell>
          <table:table-cell table:style-name="ce9" office:value-type="float" office:value="12.129933" calcext:value-type="float">
            <text:p>12.1299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3 n=1,000,000,000</text:p>
          </table:table-cell>
          <table:table-cell table:style-name="ce9" office:value-type="float" office:value="10.698154" calcext:value-type="float">
            <text:p>10.698154</text:p>
          </table:table-cell>
          <table:table-cell table:style-name="ce9" office:value-type="float" office:value="11.698154" calcext:value-type="float">
            <text:p>11.698154</text:p>
          </table:table-cell>
          <table:table-cell table:style-name="ce9" office:value-type="float" office:value="12.698154" calcext:value-type="float">
            <text:p>12.698154</text:p>
          </table:table-cell>
          <table:table-cell table:style-name="ce9" office:value-type="float" office:value="13.698154" calcext:value-type="float">
            <text:p>13.698154</text:p>
          </table:table-cell>
          <table:table-cell table:style-name="ce9" office:value-type="float" office:value="14.698154" calcext:value-type="float">
            <text:p>14.698154</text:p>
          </table:table-cell>
          <table:table-cell table:style-name="ce9" office:value-type="float" office:value="15.698154" calcext:value-type="float">
            <text:p>15.698154</text:p>
          </table:table-cell>
          <table:table-cell table:style-name="ce9" office:value-type="float" office:value="16.698154" calcext:value-type="float">
            <text:p>16.698154</text:p>
          </table:table-cell>
          <table:table-cell table:style-name="ce9" office:value-type="float" office:value="17.698154" calcext:value-type="float">
            <text:p>17.6981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3 n=1,500,000,000</text:p>
          </table:table-cell>
          <table:table-cell table:style-name="ce9" office:value-type="float" office:value="15.757506" calcext:value-type="float">
            <text:p>15.757506</text:p>
          </table:table-cell>
          <table:table-cell table:style-name="ce9" office:value-type="float" office:value="16.757506" calcext:value-type="float">
            <text:p>16.757506</text:p>
          </table:table-cell>
          <table:table-cell table:style-name="ce9" office:value-type="float" office:value="17.757506" calcext:value-type="float">
            <text:p>17.757506</text:p>
          </table:table-cell>
          <table:table-cell table:style-name="ce9" office:value-type="float" office:value="18.757506" calcext:value-type="float">
            <text:p>18.757506</text:p>
          </table:table-cell>
          <table:table-cell table:style-name="ce9" office:value-type="float" office:value="19.757506" calcext:value-type="float">
            <text:p>19.757506</text:p>
          </table:table-cell>
          <table:table-cell table:style-name="ce9" office:value-type="float" office:value="20.757506" calcext:value-type="float">
            <text:p>20.757506</text:p>
          </table:table-cell>
          <table:table-cell table:style-name="ce9" office:value-type="float" office:value="21.757506" calcext:value-type="float">
            <text:p>21.757506</text:p>
          </table:table-cell>
          <table:table-cell table:style-name="ce9" office:value-type="float" office:value="22.757506" calcext:value-type="float">
            <text:p>22.7575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4 n=500,000,000</text:p>
          </table:table-cell>
          <table:table-cell table:style-name="Default" office:value-type="float" office:value="5.235551" calcext:value-type="float">
            <text:p>5.235551</text:p>
          </table:table-cell>
          <table:table-cell table:style-name="Default" office:value-type="float" office:value="2.673221" calcext:value-type="float">
            <text:p>2.673221</text:p>
          </table:table-cell>
          <table:table-cell table:style-name="Default" office:value-type="float" office:value="1.826094" calcext:value-type="float">
            <text:p>1.826094</text:p>
          </table:table-cell>
          <table:table-cell table:style-name="Default" office:value-type="float" office:value="1.378682" calcext:value-type="float">
            <text:p>1.378682</text:p>
          </table:table-cell>
          <table:table-cell table:style-name="Default" office:value-type="float" office:value="1.120806" calcext:value-type="float">
            <text:p>1.120806</text:p>
          </table:table-cell>
          <table:table-cell table:style-name="Default" office:value-type="float" office:value="0.921046" calcext:value-type="float">
            <text:p>0.921046</text:p>
          </table:table-cell>
          <table:table-cell table:style-name="Default" office:value-type="float" office:value="0.732649" calcext:value-type="float">
            <text:p>0.732649</text:p>
          </table:table-cell>
          <table:table-cell table:style-name="Default" office:value-type="float" office:value="0.64189" calcext:value-type="float">
            <text:p>0.6418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4 n=1,000,000,000</text:p>
          </table:table-cell>
          <table:table-cell table:style-name="Default" office:value-type="float" office:value="8.704215" calcext:value-type="float">
            <text:p>8.704215</text:p>
          </table:table-cell>
          <table:table-cell table:style-name="Default" office:value-type="float" office:value="4.462047" calcext:value-type="float">
            <text:p>4.462047</text:p>
          </table:table-cell>
          <table:table-cell table:style-name="Default" office:value-type="float" office:value="3.090073" calcext:value-type="float">
            <text:p>3.090073</text:p>
          </table:table-cell>
          <table:table-cell table:style-name="Default" office:value-type="float" office:value="2.393659" calcext:value-type="float">
            <text:p>2.393659</text:p>
          </table:table-cell>
          <table:table-cell table:style-name="Default" office:value-type="float" office:value="1.952299" calcext:value-type="float">
            <text:p>1.952299</text:p>
          </table:table-cell>
          <table:table-cell table:style-name="Default" office:value-type="float" office:value="1.661907" calcext:value-type="float">
            <text:p>1.661907</text:p>
          </table:table-cell>
          <table:table-cell table:style-name="Default" office:value-type="float" office:value="1.456127" calcext:value-type="float">
            <text:p>1.456127</text:p>
          </table:table-cell>
          <table:table-cell table:style-name="Default" office:value-type="float" office:value="1.320073" calcext:value-type="float">
            <text:p>1.3200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eve4 n=1,500,000,000</text:p>
          </table:table-cell>
          <table:table-cell table:style-name="Default" office:value-type="float" office:value="13.127583" calcext:value-type="float">
            <text:p>13.127583</text:p>
          </table:table-cell>
          <table:table-cell table:style-name="Default" office:value-type="float" office:value="6.887061" calcext:value-type="float">
            <text:p>6.887061</text:p>
          </table:table-cell>
          <table:table-cell table:style-name="Default" office:value-type="float" office:value="4.701163" calcext:value-type="float">
            <text:p>4.701163</text:p>
          </table:table-cell>
          <table:table-cell table:style-name="Default" office:value-type="float" office:value="3.705464" calcext:value-type="float">
            <text:p>3.705464</text:p>
          </table:table-cell>
          <table:table-cell table:style-name="Default" office:value-type="float" office:value="2.99354" calcext:value-type="float">
            <text:p>2.99354</text:p>
          </table:table-cell>
          <table:table-cell table:style-name="Default" office:value-type="float" office:value="2.518906" calcext:value-type="float">
            <text:p>2.518906</text:p>
          </table:table-cell>
          <table:table-cell table:style-name="Default" office:value-type="float" office:value="2.20096" calcext:value-type="float">
            <text:p>2.20096</text:p>
          </table:table-cell>
          <table:table-cell table:style-name="Default" office:value-type="float" office:value="1.980531" calcext:value-type="float">
            <text:p>1.980531</text:p>
          </table:table-cell>
          <table:table-cell table:number-columns-repeated="2"/>
        </table:table-row>
        <table:table-row table:style-name="ro1" table:number-rows-repeated="3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20:46:46.964295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20:10:04.009587718</meta:creation-date>
    <dc:date>2019-10-18T23:23:46.817090636</dc:date>
    <meta:editing-duration>PT5H54M51S</meta:editing-duration>
    <meta:editing-cycles>22</meta:editing-cycles>
    <meta:generator>LibreOffice/6.2.7.1$Linux_X86_64 LibreOffice_project/20$Build-1</meta:generator>
    <meta:document-statistic meta:table-count="1" meta:cell-count="1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97cm" svg:y="0.316cm" chart:style-name="ch2">
          <text:p>Sieve1 vs Sieve2</text:p>
        </chart:title>
        <chart:legend chart:legend-position="end" svg:x="10.925cm" svg:y="2.956cm" style:legend-expansion="high" chart:style-name="ch3"/>
        <chart:plot-area chart:style-name="ch4" table:cell-range-address="Sheet1.A6:Sheet1.I12" chart:data-source-has-labels="both" svg:x="1.331cm" svg:y="1.275cm" svg:width="9.274cm" svg:height="6.564cm">
          <chartooo:coordinate-region svg:x="1.767cm" svg:y="1.474cm" svg:width="8.559cm" svg:height="5.718cm"/>
          <chart:axis chart:dimension="x" chart:name="primary-x" chart:style-name="ch5" chartooo:axis-type="auto">
            <chartooo:date-scale/>
            <chart:title svg:x="4.575cm" svg:y="8.019cm" chart:style-name="ch6">
              <text:p>Number of threads</text:p>
            </chart:title>
            <chart:categories table:cell-range-address="Sheet1.B6:Sheet1.I6"/>
          </chart:axis>
          <chart:axis chart:dimension="y" chart:name="primary-y" chart:style-name="ch5">
            <chart:title svg:x="0.451cm" svg:y="5.395cm" chart:style-name="ch7">
              <text:p>Time (Sec)</text:p>
            </chart:title>
            <chart:grid chart:style-name="ch8" chart:class="major"/>
          </chart:axis>
          <chart:series chart:style-name="ch9" chart:values-cell-range-address="Sheet1.B7:Sheet1.I7" chart:label-cell-address="Sheet1.A7:Sheet1.A7" chart:class="chart:line">
            <chart:data-point chart:repeated="8"/>
          </chart:series>
          <chart:series chart:style-name="ch10" chart:values-cell-range-address="Sheet1.B8:Sheet1.I8" chart:label-cell-address="Sheet1.A8:Sheet1.A8" chart:class="chart:line">
            <chart:data-point chart:repeated="8"/>
          </chart:series>
          <chart:series chart:style-name="ch11" chart:values-cell-range-address="Sheet1.B9:Sheet1.I9" chart:label-cell-address="Sheet1.A9:Sheet1.A9" chart:class="chart:line">
            <chart:data-point chart:repeated="8"/>
          </chart:series>
          <chart:series chart:style-name="ch12" chart:values-cell-range-address="Sheet1.B10:Sheet1.I10" chart:label-cell-address="Sheet1.A10:Sheet1.A10" chart:class="chart:line">
            <chart:data-point chart:repeated="8"/>
          </chart:series>
          <chart:series chart:style-name="ch13" chart:values-cell-range-address="Sheet1.B11:Sheet1.I11" chart:label-cell-address="Sheet1.A11:Sheet1.A11" chart:class="chart:line">
            <chart:data-point chart:repeated="8"/>
          </chart:series>
          <chart:series chart:style-name="ch14" chart:values-cell-range-address="Sheet1.B12:Sheet1.I12" chart:label-cell-address="Sheet1.A12:Sheet1.A12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6:Sheet1.I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ieve1 n=500,000,000</text:p>
                <draw:g>
                  <svg:desc>Sheet1.A7:Sheet1.A7</svg:desc>
                </draw:g>
              </table:table-cell>
              <table:table-cell office:value-type="float" office:value="5.542493">
                <text:p>5.542493</text:p>
                <draw:g>
                  <svg:desc>Sheet1.B7:Sheet1.I7</svg:desc>
                </draw:g>
              </table:table-cell>
              <table:table-cell office:value-type="float" office:value="5.518551">
                <text:p>5.518551</text:p>
              </table:table-cell>
              <table:table-cell office:value-type="float" office:value="5.620143">
                <text:p>5.620143</text:p>
              </table:table-cell>
              <table:table-cell office:value-type="float" office:value="5.522133">
                <text:p>5.522133</text:p>
              </table:table-cell>
              <table:table-cell office:value-type="float" office:value="5.502034">
                <text:p>5.502034</text:p>
              </table:table-cell>
              <table:table-cell office:value-type="float" office:value="5.52373">
                <text:p>5.52373</text:p>
              </table:table-cell>
              <table:table-cell office:value-type="float" office:value="5.550512">
                <text:p>5.550512</text:p>
              </table:table-cell>
              <table:table-cell office:value-type="float" office:value="5.54639">
                <text:p>5.54639</text:p>
              </table:table-cell>
            </table:table-row>
            <table:table-row>
              <table:table-cell office:value-type="string">
                <text:p>Sieve1 n=1,000,000,000</text:p>
                <draw:g>
                  <svg:desc>Sheet1.A8:Sheet1.A8</svg:desc>
                </draw:g>
              </table:table-cell>
              <table:table-cell office:value-type="float" office:value="11.509909">
                <text:p>11.509909</text:p>
                <draw:g>
                  <svg:desc>Sheet1.B8:Sheet1.I8</svg:desc>
                </draw:g>
              </table:table-cell>
              <table:table-cell office:value-type="float" office:value="11.295179">
                <text:p>11.295179</text:p>
              </table:table-cell>
              <table:table-cell office:value-type="float" office:value="10.983189">
                <text:p>10.983189</text:p>
              </table:table-cell>
              <table:table-cell office:value-type="float" office:value="11.006981">
                <text:p>11.006981</text:p>
              </table:table-cell>
              <table:table-cell office:value-type="float" office:value="11.15602">
                <text:p>11.15602</text:p>
              </table:table-cell>
              <table:table-cell office:value-type="float" office:value="10.903065">
                <text:p>10.903065</text:p>
              </table:table-cell>
              <table:table-cell office:value-type="float" office:value="11.063382">
                <text:p>11.063382</text:p>
              </table:table-cell>
              <table:table-cell office:value-type="float" office:value="11.092076">
                <text:p>11.092076</text:p>
              </table:table-cell>
            </table:table-row>
            <table:table-row>
              <table:table-cell office:value-type="string">
                <text:p>Sieve1 n=1,500,000,000</text:p>
                <draw:g>
                  <svg:desc>Sheet1.A9:Sheet1.A9</svg:desc>
                </draw:g>
              </table:table-cell>
              <table:table-cell office:value-type="float" office:value="17.9796">
                <text:p>17.9796</text:p>
                <draw:g>
                  <svg:desc>Sheet1.B9:Sheet1.I9</svg:desc>
                </draw:g>
              </table:table-cell>
              <table:table-cell office:value-type="float" office:value="17.767968">
                <text:p>17.767968</text:p>
              </table:table-cell>
              <table:table-cell office:value-type="float" office:value="17.528587">
                <text:p>17.528587</text:p>
              </table:table-cell>
              <table:table-cell office:value-type="float" office:value="17.747494">
                <text:p>17.747494</text:p>
              </table:table-cell>
              <table:table-cell office:value-type="float" office:value="17.484514">
                <text:p>17.484514</text:p>
              </table:table-cell>
              <table:table-cell office:value-type="float" office:value="17.935026">
                <text:p>17.935026</text:p>
              </table:table-cell>
              <table:table-cell office:value-type="float" office:value="17.677787">
                <text:p>17.677787</text:p>
              </table:table-cell>
              <table:table-cell office:value-type="float" office:value="17.535599">
                <text:p>17.535599</text:p>
              </table:table-cell>
            </table:table-row>
            <table:table-row>
              <table:table-cell office:value-type="string">
                <text:p>Sieve2 n=500,000,000</text:p>
                <draw:g>
                  <svg:desc>Sheet1.A10:Sheet1.A10</svg:desc>
                </draw:g>
              </table:table-cell>
              <table:table-cell office:value-type="float" office:value="5.609172">
                <text:p>5.609172</text:p>
                <draw:g>
                  <svg:desc>Sheet1.B10:Sheet1.I10</svg:desc>
                </draw:g>
              </table:table-cell>
              <table:table-cell office:value-type="float" office:value="2.970552">
                <text:p>2.970552</text:p>
              </table:table-cell>
              <table:table-cell office:value-type="float" office:value="2.271812">
                <text:p>2.271812</text:p>
              </table:table-cell>
              <table:table-cell office:value-type="float" office:value="2.04599">
                <text:p>2.04599</text:p>
              </table:table-cell>
              <table:table-cell office:value-type="float" office:value="1.98892">
                <text:p>1.98892</text:p>
              </table:table-cell>
              <table:table-cell office:value-type="float" office:value="1.972705">
                <text:p>1.972705</text:p>
              </table:table-cell>
              <table:table-cell office:value-type="float" office:value="1.977509">
                <text:p>1.977509</text:p>
              </table:table-cell>
              <table:table-cell office:value-type="float" office:value="2.250359">
                <text:p>2.250359</text:p>
              </table:table-cell>
            </table:table-row>
            <table:table-row>
              <table:table-cell office:value-type="string">
                <text:p>Sieve2 n=1,000,000,000</text:p>
                <draw:g>
                  <svg:desc>Sheet1.A11:Sheet1.A11</svg:desc>
                </draw:g>
              </table:table-cell>
              <table:table-cell office:value-type="float" office:value="11.183803">
                <text:p>11.183803</text:p>
                <draw:g>
                  <svg:desc>Sheet1.B11:Sheet1.I11</svg:desc>
                </draw:g>
              </table:table-cell>
              <table:table-cell office:value-type="float" office:value="6.138636">
                <text:p>6.138636</text:p>
              </table:table-cell>
              <table:table-cell office:value-type="float" office:value="4.87304">
                <text:p>4.87304</text:p>
              </table:table-cell>
              <table:table-cell office:value-type="float" office:value="4.295264">
                <text:p>4.295264</text:p>
              </table:table-cell>
              <table:table-cell office:value-type="float" office:value="4.172016">
                <text:p>4.172016</text:p>
              </table:table-cell>
              <table:table-cell office:value-type="float" office:value="4.054417">
                <text:p>4.054417</text:p>
              </table:table-cell>
              <table:table-cell office:value-type="float" office:value="4.123019">
                <text:p>4.123019</text:p>
              </table:table-cell>
              <table:table-cell office:value-type="float" office:value="4.761855">
                <text:p>4.761855</text:p>
              </table:table-cell>
            </table:table-row>
            <table:table-row>
              <table:table-cell office:value-type="string">
                <text:p>Sieve2 n=1,500,000,000</text:p>
                <draw:g>
                  <svg:desc>Sheet1.A12:Sheet1.A12</svg:desc>
                </draw:g>
              </table:table-cell>
              <table:table-cell office:value-type="float" office:value="17.322189">
                <text:p>17.322189</text:p>
                <draw:g>
                  <svg:desc>Sheet1.B12:Sheet1.I12</svg:desc>
                </draw:g>
              </table:table-cell>
              <table:table-cell office:value-type="float" office:value="9.715572">
                <text:p>9.715572</text:p>
              </table:table-cell>
              <table:table-cell office:value-type="float" office:value="7.517227">
                <text:p>7.517227</text:p>
              </table:table-cell>
              <table:table-cell office:value-type="float" office:value="6.649343">
                <text:p>6.649343</text:p>
              </table:table-cell>
              <table:table-cell office:value-type="float" office:value="6.399776">
                <text:p>6.399776</text:p>
              </table:table-cell>
              <table:table-cell office:value-type="float" office:value="6.277138">
                <text:p>6.277138</text:p>
              </table:table-cell>
              <table:table-cell office:value-type="float" office:value="6.310018">
                <text:p>6.310018</text:p>
              </table:table-cell>
              <table:table-cell office:value-type="float" office:value="7.467859">
                <text:p>7.4678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1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53cm" svg:y="0.316cm" chart:style-name="ch2">
          <text:p>Sieve3 block size comparison</text:p>
        </chart:title>
        <chart:legend chart:legend-position="end" svg:x="10.925cm" svg:y="3.703cm" style:legend-expansion="high" chart:style-name="ch3"/>
        <chart:plot-area chart:style-name="ch4" table:cell-range-address="Sheet1.A14:Sheet1.I17" chart:data-source-has-labels="both" svg:x="1.331cm" svg:y="1.275cm" svg:width="9.274cm" svg:height="6.564cm">
          <chartooo:coordinate-region svg:x="3.17cm" svg:y="1.275cm" svg:width="7.109cm" svg:height="4.637cm"/>
          <chart:axis chart:dimension="x" chart:name="primary-x" chart:style-name="ch5" chartooo:axis-type="auto">
            <chartooo:date-scale/>
            <chart:title svg:x="5.183cm" svg:y="8.019cm" chart:style-name="ch6">
              <text:p>Block size</text:p>
            </chart:title>
            <chart:categories table:cell-range-address="Sheet1.B14:Sheet1.I14"/>
          </chart:axis>
          <chart:axis chart:dimension="y" chart:name="primary-y" chart:style-name="ch7">
            <chart:title svg:x="0.451cm" svg:y="5.368cm" chart:style-name="ch8">
              <text:p>Time (sec)</text:p>
            </chart:title>
            <chart:grid chart:style-name="ch9" chart:class="major"/>
          </chart:axis>
          <chart:series chart:style-name="ch10" chart:values-cell-range-address="Sheet1.B15:Sheet1.I15" chart:label-cell-address="Sheet1.A15:Sheet1.A15" chart:class="chart:line">
            <chart:data-point chart:repeated="8"/>
          </chart:series>
          <chart:series chart:style-name="ch11" chart:values-cell-range-address="Sheet1.B16:Sheet1.I16" chart:label-cell-address="Sheet1.A16:Sheet1.A16" chart:class="chart:line">
            <chart:data-point chart:repeated="8"/>
          </chart:series>
          <chart:series chart:style-name="ch12" chart:values-cell-range-address="Sheet1.B17:Sheet1.I17" chart:label-cell-address="Sheet1.A17:Sheet1.A17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B14:Sheet1.I1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Sieve3 n=500,000,000</text:p>
                <draw:g>
                  <svg:desc>Sheet1.A15:Sheet1.A15</svg:desc>
                </draw:g>
              </table:table-cell>
              <table:table-cell office:value-type="float" office:value="22.353321">
                <text:p>22.353321</text:p>
                <draw:g>
                  <svg:desc>Sheet1.B15:Sheet1.I15</svg:desc>
                </draw:g>
              </table:table-cell>
              <table:table-cell office:value-type="float" office:value="6.225159">
                <text:p>6.225159</text:p>
              </table:table-cell>
              <table:table-cell office:value-type="float" office:value="5.128943">
                <text:p>5.128943</text:p>
              </table:table-cell>
              <table:table-cell office:value-type="float" office:value="5.129933">
                <text:p>5.129933</text:p>
              </table:table-cell>
              <table:table-cell office:value-type="float" office:value="6.21352">
                <text:p>6.21352</text:p>
              </table:table-cell>
              <table:table-cell office:value-type="float" office:value="6.979748">
                <text:p>6.979748</text:p>
              </table:table-cell>
              <table:table-cell office:value-type="float" office:value="10.277975">
                <text:p>10.277975</text:p>
              </table:table-cell>
              <table:table-cell office:value-type="float" office:value="11.118551">
                <text:p>11.118551</text:p>
              </table:table-cell>
            </table:table-row>
            <table:table-row>
              <table:table-cell office:value-type="string">
                <text:p>Sieve3 n=1,000,000,000</text:p>
                <draw:g>
                  <svg:desc>Sheet1.A16:Sheet1.A16</svg:desc>
                </draw:g>
              </table:table-cell>
              <table:table-cell office:value-type="float" office:value="57.026684">
                <text:p>57.026684</text:p>
                <draw:g>
                  <svg:desc>Sheet1.B16:Sheet1.I16</svg:desc>
                </draw:g>
              </table:table-cell>
              <table:table-cell office:value-type="float" office:value="14.220149">
                <text:p>14.220149</text:p>
              </table:table-cell>
              <table:table-cell office:value-type="float" office:value="10.626224">
                <text:p>10.626224</text:p>
              </table:table-cell>
              <table:table-cell office:value-type="float" office:value="10.698154">
                <text:p>10.698154</text:p>
              </table:table-cell>
              <table:table-cell office:value-type="float" office:value="12.552958">
                <text:p>12.552958</text:p>
              </table:table-cell>
              <table:table-cell office:value-type="float" office:value="14.076374">
                <text:p>14.076374</text:p>
              </table:table-cell>
              <table:table-cell office:value-type="float" office:value="20.683681">
                <text:p>20.683681</text:p>
              </table:table-cell>
              <table:table-cell office:value-type="float" office:value="22.978705">
                <text:p>22.978705</text:p>
              </table:table-cell>
            </table:table-row>
            <table:table-row>
              <table:table-cell office:value-type="string">
                <text:p>Sieve3 n=1,500,000,000</text:p>
                <draw:g>
                  <svg:desc>Sheet1.A17:Sheet1.A17</svg:desc>
                </draw:g>
              </table:table-cell>
              <table:table-cell office:value-type="float" office:value="97.854969">
                <text:p>97.854969</text:p>
                <draw:g>
                  <svg:desc>Sheet1.B17:Sheet1.I17</svg:desc>
                </draw:g>
              </table:table-cell>
              <table:table-cell office:value-type="float" office:value="23.264675">
                <text:p>23.264675</text:p>
              </table:table-cell>
              <table:table-cell office:value-type="float" office:value="16.22582">
                <text:p>16.22582</text:p>
              </table:table-cell>
              <table:table-cell office:value-type="float" office:value="15.757506">
                <text:p>15.757506</text:p>
              </table:table-cell>
              <table:table-cell office:value-type="float" office:value="18.93963">
                <text:p>18.93963</text:p>
              </table:table-cell>
              <table:table-cell office:value-type="float" office:value="21.533606">
                <text:p>21.533606</text:p>
              </table:table-cell>
              <table:table-cell office:value-type="float" office:value="31.633176">
                <text:p>31.633176</text:p>
              </table:table-cell>
              <table:table-cell office:value-type="float" office:value="34.58006">
                <text:p>34.58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